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65">
            <text:p>Q-26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3402.0">
            <text:p>3402.0</text:p>
          </table:table-cell>
          <table:table-cell office:value-type="float" office:value="108.0">
            <text:p>10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4">
            <text:p>Q-664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1980.0">
            <text:p>1198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86">
            <text:p>-34.8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3">
            <text:p>Q-663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70.0">
            <text:p>8970.0</text:p>
          </table:table-cell>
          <table:table-cell office:value-type="float" office:value="160.0">
            <text:p>1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">
            <text:p>-25.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5">
            <text:p>Q-27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6184.0">
            <text:p>6184.0</text:p>
          </table:table-cell>
          <table:table-cell office:value-type="float" office:value="143.0">
            <text:p>1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">
            <text:p>-10.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2">
            <text:p>Q-662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90.0">
            <text:p>899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6">
            <text:p>-25.6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1">
            <text:p>Q-661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9920.0">
            <text:p>992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76">
            <text:p>-23.7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4">
            <text:p>Q-274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5605.0">
            <text:p>5605.0</text:p>
          </table:table-cell>
          <table:table-cell office:value-type="float" office:value="126.0">
            <text:p>1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0">
            <text:p>Q-660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0350.0">
            <text:p>103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81">
            <text:p>-23.81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9">
            <text:p>CAMS-41309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2540.0">
            <text:p>25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7">
            <text:p>CAMS-41307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10">
            <text:p>CAMS-41310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1990.0">
            <text:p>1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8">
            <text:p>CAMS-41308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3840.0">
            <text:p>3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